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Sans L" officeooo:rsid="000fe6c2" officeooo:paragraph-rsid="000fe6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discussed the decision faced by a Bank Manager on whether to hire additional teller(s) to supplement the existing single teller, so as to provide better service to customers (she wants to know how better the service will be given the additional cost). Impressed by PM-II students of year's past, she has decided to hire you to help her make this decision. Your project is to:<text:line-break/><text:line-break/>i. Formulate the problem precisely and define the use case.  Use UML to identify user scenarios, interaction/sequence diagrams, class diagrams etc to analyze and design a solution to the problem. [2 points]<text:line-break/>ii. Implement a simulation that will mimic the arrival of customers, service by the Teller and successful departure of a customer.  Your simulation MUST be able to handle more than 1 teller, different service and arrival times of customers. [4 points] <text:line-break/>iii. Assume 10 customers arrive every minute for 10 minutes. Assume each service time is of duration 1 unit. What is the average wait time for the 100 customers when there is (1) 1 Teller, (ii) 2 Tellers, (iii) 10 Tellers? [1 point]<text:line-break/>iv. Design and Implement unit tests, integration, system and acceptance tests for your project.  [3 points]<text:line-break/><text:line-break/>Discussion: You will need to identify the different events in the system. Your simulation should be able to identify the time of different events in the system, as well as the time that a customer is waiting to be served, the time duration for which a customer is being served etc. <text:line-break/><text:line-break/>iv. [Extra credit 2 points]  Use a continuous integration (CI) capability like Jenkins (or any other CI) and make them accessible as a webp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7:23:03.280908182</meta:creation-date>
    <dc:title>Blank, Helvetica</dc:title>
    <meta:editing-duration>PT26S</meta:editing-duration>
    <meta:editing-cycles>2</meta:editing-cycles>
    <meta:generator>LibreOffice/5.1.5.2$Linux_X86_64 LibreOffice_project/10m0$Build-2</meta:generator>
    <meta:initial-creator>Dominic DiPuma</meta:initial-creator>
    <dc:date>2016-10-17T17:23:28.795025637</dc:date>
    <dc:creator>Dominic DiPuma</dc:creator>
    <meta:document-statistic meta:table-count="0" meta:image-count="0" meta:object-count="0" meta:page-count="1" meta:paragraph-count="1" meta:word-count="273" meta:character-count="1610" meta:non-whitespace-character-count="1328"/>
    <meta:template xlink:type="simple" xlink:actuate="onRequest" xlink:title="Blank, Helvetica" xlink:href="../../../../../.config/libreoffice/4/user/template/Blank,%20Helvetica.ott" meta:date="2016-10-17T17:23:02.834941305"/>
  </office:meta>
</office:document-meta>
</file>